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20pt" style:text-underline-style="none" style:font-size-asian="20pt" style:font-size-complex="2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</text:p>
      <text:p text:style-name="P2">Potenciel Hydro chimique.</text:p>
      <text:p text:style-name="P3"/>
      <text:p text:style-name="P3">Acide<text:tab/> Neutre<text:tab/><text:tab/> <text:s/>basique</text:p>
      <text:p text:style-name="P3">--|------------|-----------------|--&gt; pH</text:p>
      <text:p text:style-name="P3"><text:s text:c="2"/>0<text:tab/><text:tab/> <text:s text:c="4"/>7<text:tab/><text:tab/><text:tab/> <text:s text:c="5"/>14</text:p>
      <text:p text:style-name="P3"/>
      <text:p text:style-name="P3"/>
      <text:p text:style-name="P3"/>
      <text:p text:style-name="P3">Mesure du pH au papiez pH.</text:p>
      <text:p text:style-name="P3"/>
      <text:list xml:id="list699571978796048804" text:style-name="L1">
        <text:list-item>
          <text:p text:style-name="P5">Acide Chlorhydrique. (H+, Cl-) pH = 2</text:p>
        </text:list-item>
      </text:list>
      <text:list xml:id="list6432967815240096197" text:style-name="L2">
        <text:list-item>
          <text:p text:style-name="P6">Eau salée chlorure de reaction. (Na+, Cl-) pH = 7</text:p>
        </text:list-item>
        <text:list-item>
          <text:p text:style-name="P6">Soude : Hydroxyde de sodium(Na+, OH-) pH = 10</text:p>
        </text:list-item>
      </text:list>
      <text:p text:style-name="P3"/>
      <text:p text:style-name="P3">L'eau salée est neutre, donc les ions (Na+; Cl-) ne participent pas à l'acidité d'onc solution il est le rôle d'ions spectateurs. Donc H+ est bien responsable des caractère acide et OH- du caractère basique d'une solutio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</meta:editing-duration>
    <meta:editing-cycles>33</meta:editing-cycles>
    <meta:generator>OpenOffice/4.1.7$Win32 OpenOffice.org_project/417m1$Build-9800</meta:generator>
    <dc:date>2021-03-26T16:21:07.06</dc:date>
    <meta:document-statistic meta:table-count="0" meta:image-count="0" meta:object-count="0" meta:page-count="1" meta:paragraph-count="10" meta:word-count="88" meta:character-count="495"/>
    <meta:user-defined meta:name="Info 1"/>
    <meta:user-defined meta:name="Info 2"/>
    <meta:user-defined meta:name="Info 3"/>
    <meta:user-defined meta:name="Info 4"/>
  </office:meta>
</office:document-meta>
</file>